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text-properties officeooo:paragraph-rsid="001fab83"/>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text-properties officeooo:paragraph-rsid="001fab83"/>
    </style:style>
    <style:style style:name="P6" style:family="paragraph" style:parent-style-name="Heading_20_3">
      <style:text-properties officeooo:paragraph-rsid="001fab83"/>
    </style:style>
    <style:style style:name="P7" style:family="paragraph" style:parent-style-name="Text_20_body" style:list-style-name="L4"/>
    <style:style style:name="P8" style:family="paragraph" style:parent-style-name="Standard">
      <style:text-properties officeooo:paragraph-rsid="001db7c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Por qué es importante validar las credenciales de usuario en el lado del servidor?</text:h>
      <text:p text:style-name="Text_20_body">Porque si lo haces solo del lado del cliente, cualquiera con un poquito de maña puede saltarse las validaciones. Validar en el servidor asegura que los datos que se están enviando son correctos, que el usuario tiene permisos, y que no se están haciendo cosas raras como logins falsos o ataques de fuerza bruta. Además, el servidor es donde realmente vive la lógica de seguridad, ya que el cliente (una app o navegador) nunca es de fiar al 100%.</text:p>
      <text:p text:style-name="P1">En resumen: la validación del lado del servidor protege tu backend, tus datos y a tus usuarios.</text:p>
      <text:h text:style-name="Heading_20_3" text:outline-level="3">2. ¿Qué conocimientos de programación y diseño fueron más útiles para desarrollar la aplicación?</text:h>
      <text:p text:style-name="Text_20_body">Algunos que seguro marcan la diferencia:</text:p>
      <text:list text:style-name="L1">
        <text:list-item>
          <text:p text:style-name="P2"><text:span text:style-name="Strong_20_Emphasis">Principios SOLID</text:span>: para que el código no se vuelva una pesadilla a medida que crece.</text:p>
        </text:list-item>
        <text:list-item>
          <text:p text:style-name="P2"><text:span text:style-name="Strong_20_Emphasis">Diseño de interfaces (UI/UX)</text:span>: especialmente si es una app con la que interactúan usuarios, tiene que ser clara y usable.</text:p>
        </text:list-item>
        <text:list-item>
          <text:p text:style-name="P2"><text:span text:style-name="Strong_20_Emphasis">Manejo de estados y arquitectura (MVVM, MVP, etc.)</text:span>: sobre todo en apps móviles o web.</text:p>
        </text:list-item>
        <text:list-item>
          <text:p text:style-name="P2"><text:span text:style-name="Strong_20_Emphasis">Lógica de red (API calls, manejo de errores, etc.)</text:span>.</text:p>
        </text:list-item>
        <text:list-item>
          <text:p text:style-name="P2"><text:span text:style-name="Strong_20_Emphasis">Conocimientos básicos de seguridad (manejo de tokens, HTTPS, etc.)</text:span>.</text:p>
        </text:list-item>
      </text:list>
      <text:h text:style-name="Heading_20_3" text:outline-level="3">3. ¿Qué problemas técnicos encontraste en la conexión con la API y cómo los resolviste?</text:h>
      <text:p text:style-name="Text_20_body">Algunos clásicos que suelen aparecer:</text:p>
      <text:list text:style-name="L2">
        <text:list-item>
          <text:p text:style-name="P3"><text:span text:style-name="Strong_20_Emphasis">Errores de CORS</text:span> (si es web): se soluciona configurando correctamente el backend o usando un proxy.</text:p>
        </text:list-item>
        <text:list-item>
          <text:p text:style-name="P3"><text:span text:style-name="Strong_20_Emphasis">Fallos por timeouts o latencia alta</text:span>: se arregla optimizando las consultas o aumentando los tiempos de espera.</text:p>
        </text:list-item>
        <text:list-item>
          <text:p text:style-name="P3"><text:span text:style-name="Strong_20_Emphasis">Errores de parseo de JSON</text:span>: muchas veces porque el modelo de datos en la app no calza con el de la API. Lo arreglás corrigiendo las clases o usando adaptadores personalizados.</text:p>
        </text:list-item>
        <text:list-item>
          <text:p text:style-name="P3"><text:span text:style-name="Strong_20_Emphasis">Problemas con autenticación (ej. token expirado)</text:span>: se resuelve implementando una lógica de refresh tokens o reintentos automáticos.</text:p>
        </text:list-item>
      </text:list>
      <text:h text:style-name="Heading_20_3" text:outline-level="3"><text:soft-page-break/></text:h>
      <text:h text:style-name="Heading_20_3" text:outline-level="3"/>
      <text:h text:style-name="Heading_20_3" text:outline-level="3"/>
      <text:h text:style-name="Heading_20_3" text:outline-level="3">4. ¿Qué habilidades nuevas o conocimientos obtuviste al trabajar con Retrofit y la API REST?</text:h>
      <text:p text:style-name="Text_20_body">Retrofit enseña bastante sobre:</text:p>
      <text:list text:style-name="L3">
        <text:list-item>
          <text:p text:style-name="P4"><text:span text:style-name="Strong_20_Emphasis">Serialización y deserialización de datos</text:span> (Gson, Moshi).</text:p>
        </text:list-item>
        <text:list-item>
          <text:p text:style-name="P4"><text:span text:style-name="Strong_20_Emphasis">Manejo de errores HTTP</text:span>: cómo detectar qué tipo de error fue (400, 401, 500, etc.).</text:p>
        </text:list-item>
        <text:list-item>
          <text:p text:style-name="P4"><text:span text:style-name="Strong_20_Emphasis">Interceptors y autenticación</text:span>: para añadir tokens o logs en las llamadas.</text:p>
        </text:list-item>
        <text:list-item>
          <text:p text:style-name="P4"><text:span text:style-name="Strong_20_Emphasis">Programación asíncrona</text:span>: con callbacks, coroutines o RxJava.</text:p>
        </text:list-item>
        <text:list-item>
          <text:p text:style-name="P5"><text:span text:style-name="Strong_20_Emphasis">Modularización del código de red</text:span>: separar bien los servicios, interfaces, etc.</text:p>
        </text:list-item>
      </text:list>
      <text:h text:style-name="P6" text:outline-level="3">5. ¿Qué nuevas funcionalidades considerarías en una futura actualización de la aplicación para mejorar el seguimiento de envíos?</text:h>
      <text:p text:style-name="Text_20_body">Algunas ideas que pueden sumar un montón:</text:p>
      <text:list text:style-name="L4">
        <text:list-item>
          <text:p text:style-name="P7"><text:span text:style-name="Strong_20_Emphasis">Notificaciones push</text:span>: para avisar al usuario cada vez que su paquete cambia de estado.</text:p>
        </text:list-item>
        <text:list-item>
          <text:p text:style-name="P7"><text:span text:style-name="Strong_20_Emphasis">Mapa en tiempo real</text:span>: si el servicio lo permite, ver el trayecto del envío.</text:p>
        </text:list-item>
        <text:list-item>
          <text:p text:style-name="P7"><text:span text:style-name="Strong_20_Emphasis">Historial de envíos y favoritos</text:span>: guardar números de tracking frecuentes.</text:p>
        </text:list-item>
        <text:list-item>
          <text:p text:style-name="P7"><text:span text:style-name="Strong_20_Emphasis">Escaneo de códigos QR o de barras</text:span>: para ingresar un número de tracking más fácil.</text:p>
        </text:list-item>
        <text:list-item>
          <text:p text:style-name="P7"><text:span text:style-name="Strong_20_Emphasis">Sistema de alertas personalizadas</text:span>: que el usuario elija en qué estado quiere que le avisen.</text:p>
        </text:list-item>
        <text:list-item>
          <text:p text:style-name="P7"><text:span text:style-name="Strong_20_Emphasis">Soporte en tiempo real (chat o chatbot)</text:span>: para resolver dudas sobre el envío.</text:p>
        </text:list-item>
      </text:list>
      <text:p text:style-name="Horizontal_20_Line"/>
      <text:p text:style-name="Text_20_body">Si estás armando un proyecto o defendiendo una app, estos puntos te sirven tanto para explicar decisiones como para lucirte un poquito. Si querés, también te ayudo a pulir todo esto para un informe, presentación o defensa oral. ¿Vas por ahí?</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P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8T12:20:35.385000000</meta:creation-date>
    <dc:date>2025-04-08T12:29:04.352000000</dc:date>
    <meta:editing-duration>PT3M14S</meta:editing-duration>
    <meta:editing-cycles>2</meta:editing-cycles>
    <meta:generator>LibreOffice/24.8.0.3$Windows_X86_64 LibreOffice_project/0bdf1299c94fe897b119f97f3c613e9dca6be583</meta:generator>
    <meta:document-statistic meta:table-count="0" meta:image-count="0" meta:object-count="0" meta:page-count="2" meta:paragraph-count="32" meta:word-count="537" meta:character-count="3180" meta:non-whitespace-character-count="2695"/>
  </office:meta>
</office:document-meta>
</file>